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678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 fo:wrap-option="no-wrap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Arial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 style:data-style-name="N100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0084d1" fo:wrap-option="no-wrap"/>
      <style:text-properties fo:color="#000000" style:text-outline="false" style:text-line-through-styl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メイリオ" style:font-size-asian="9pt" style:language-asian="none" style:country-asian="none" style:font-style-asian="normal" style:font-weight-asian="bold" style:font-name-complex="メイリオ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no-wrap"/>
      <style:text-properties style:font-name="Aria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54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b3b3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fo:background-color="#0084d1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wrap-option="no-wrap"/>
    </style:style>
    <style:style style:name="ce24" style:family="table-cell" style:parent-style-name="Default">
      <style:table-cell-properties fo:background-color="#0084d1" fo:wrap-option="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0084d1" fo:wrap-option="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sion.M3">
          <table:error-message table:message-type="stop" table:display="true"/>
        </table:content-validation>
      </table:content-validations>
      <table:table table:name="session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3" table:default-cell-style-name="ce14"/>
        <table:table-column table:style-name="co4" table:default-cell-style-name="ce14"/>
        <table:table-column table:style-name="co3" table:default-cell-style-name="ce14"/>
        <table:table-column table:style-name="co6" table:default-cell-style-name="ce14"/>
        <table:table-column table:style-name="co3" table:default-cell-style-name="ce14"/>
        <table:table-column table:style-name="co6" table:default-cell-style-name="ce14"/>
        <table:table-column table:style-name="co3" table:default-cell-style-name="ce14"/>
        <table:table-column table:style-name="co6" table:default-cell-style-name="ce14"/>
        <table:table-column table:style-name="co7" table:number-columns-repeated="1010" table:default-cell-style-name="ce6"/>
        <table:table-row table:style-name="ro1">
          <table:table-cell table:style-name="ce1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2" office:value-type="string" table:number-columns-spanned="2" table:number-rows-spanned="1">
            <text:p>init</text:p>
          </table:table-cell>
          <table:covered-table-cell table:style-name="ce17"/>
          <table:table-cell table:style-name="ce12" office:value-type="string" table:number-columns-spanned="2" table:number-rows-spanned="1">
            <text:p>reging</text:p>
          </table:table-cell>
          <table:covered-table-cell table:style-name="ce17"/>
          <table:table-cell table:style-name="ce12" office:value-type="string" table:number-columns-spanned="2" table:number-rows-spanned="1">
            <text:p>reged</text:p>
          </table:table-cell>
          <table:covered-table-cell table:style-name="ce17"/>
          <table:table-cell table:style-name="ce12" office:value-type="string" table:number-columns-spanned="2" table:number-rows-spanned="1">
            <text:p>clsing</text:p>
          </table:table-cell>
          <table:covered-table-cell table:style-name="ce17"/>
          <table:table-cell table:style-name="ce12" office:value-type="string" table:number-columns-spanned="2" table:number-rows-spanned="1">
            <text:p>clsed</text:p>
          </table:table-cell>
          <table:covered-table-cell table:style-name="ce17"/>
          <table:table-cell table:style-name="ce12" office:value-type="string" table:number-columns-spanned="2" table:number-rows-spanned="1">
            <text:p>discned</text:p>
          </table:table-cell>
          <table:covered-table-cell table:style-name="ce17"/>
          <table:table-cell table:number-columns-repeated="1010"/>
        </table:table-row>
        <table:table-row table:style-name="ro1">
          <table:covered-table-cell table:style-name="ce1"/>
          <table:covered-table-cell table:style-name="ce7"/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eshView</text:p>
          </table:table-cell>
          <table:table-cell table:style-name="ce8" office:value-type="string">
            <text:p>clsSesh</text:p>
          </table:table-cell>
          <table:table-cell table:content-validation-name="val1" office:value-type="string">
            <text:p>Not Allowed</text:p>
          </table:table-cell>
          <table:table-cell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3]=&quot;Should not happen&quot;;[.G3]=&quot;Not Allowed&quot;); &quot;Illegal&quot;; IF([.G3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eshView</text:p>
          </table:table-cell>
          <table:table-cell table:style-name="ce8" office:value-type="string">
            <text:p>regChnl</text:p>
          </table:table-cell>
          <table:table-cell table:content-validation-name="val1" office:value-type="string">
            <text:p>Not Allowed</text:p>
          </table:table-cell>
          <table:table-cell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4]=&quot;Should not happen&quot;;[.E4]=&quot;Not Allowed&quot;); &quot;Illegal&quot;; IF([.E4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4]=&quot;Should not happen&quot;;[.G4]=&quot;Not Allowed&quot;); &quot;Illegal&quot;; IF([.G4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orSeshView</text:p>
          </table:table-cell>
          <table:table-cell table:style-name="ce9" office:value-type="string">
            <text:p>regSesh</text:p>
          </table:table-cell>
          <table:table-cell table:style-name="ce15" table:content-validation-name="val1" office:value-type="string">
            <text:p>Allowed</text:p>
          </table:table-cell>
          <table:table-cell table:style-name="ce16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I5]=&quot;Should not happen&quot;;[.I5]=&quot;Not Allowed&quot;); &quot;Illegal&quot;; IF([.I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4" office:value-type="string">
            <text:p>PrestrSeshIntfForChnlView</text:p>
          </table:table-cell>
          <table:table-cell table:style-name="ce8" office:value-type="string">
            <text:p>clsChnl</text:p>
          </table:table-cell>
          <table:table-cell table:content-validation-name="val1" office:value-type="string">
            <text:p>Not Allowed</text:p>
          </table:table-cell>
          <table:table-cell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formula="of:=IF(OR([.G6]=&quot;Should not happen&quot;;[.G6]=&quot;Not Allowed&quot;); &quot;Illegal&quot;; IF([.G6]=&quot;Could Happen&quot;; &quot;Ignore&quot;; &quot;&quot;))">
            <text:p/>
          </table:table-cell>
          <table:table-cell table:content-validation-name="val1" office:value-type="string">
            <text:p>Not Allowed</text:p>
          </table:table-cell>
          <table:table-cell table:formula="of:=IF(OR([.I6]=&quot;Should not happen&quot;;[.I6]=&quot;Not Allowed&quot;); &quot;Illegal&quot;; IF([.I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Not Allowed</text:p>
          </table:table-cell>
          <table:table-cell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PrestrSeshIntfForChnlView</text:p>
          </table:table-cell>
          <table:table-cell table:style-name="ce9" office:value-type="string">
            <text:p>sendChnlCmd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E7]=&quot;Should not happen&quot;;[.E7]=&quot;Not Allowed&quot;); &quot;Illegal&quot;; IF([.E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Allowed</text:p>
          </table:table-cell>
          <table:table-cell table:style-name="ce16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clsChnlRslt</text:p>
          </table:table-cell>
          <table:table-cell table:content-validation-name="val1" office:value-type="string">
            <text:p>Should not happen</text:p>
          </table:table-cell>
          <table:table-cell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8]=&quot;Should not happen&quot;;[.E8]=&quot;Not Allowed&quot;); &quot;Illegal&quot;; IF([.E8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8]=&quot;Should not happen&quot;;[.G8]=&quot;Not Allowed&quot;); &quot;Illegal&quot;; IF([.G8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8]=&quot;Should not happen&quot;;[.I8]=&quot;Not Allowed&quot;); &quot;Illegal&quot;; IF([.I8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Should Not Happen</text:p>
          </table:table-cell>
          <table:table-cell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Could Happen</text:p>
          </table:table-cell>
          <table:table-cell table:formula="of:=IF(OR([.M8]=&quot;Should not happen&quot;;[.M8]=&quot;Not Allowed&quot;); &quot;Illegal&quot;; IF([.M8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clsSeshRslt</text:p>
          </table:table-cell>
          <table:table-cell table:content-validation-name="val1" office:value-type="string">
            <text:p>Should not happen</text:p>
          </table:table-cell>
          <table:table-cell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I9]=&quot;Should not happen&quot;;[.I9]=&quot;Not Allowed&quot;); &quot;Illegal&quot;; IF([.I9]=&quot;Could Happen&quot;; &quot;Ignore&quot;; &quot;&quot;))">
            <text:p/>
          </table:table-cell>
          <table:table-cell table:content-validation-name="val1" office:value-type="string">
            <text:p>Should not happen</text:p>
          </table:table-cell>
          <table:table-cell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Could Happen</text:p>
          </table:table-cell>
          <table:table-cell table:formula="of:=IF(OR([.M9]=&quot;Should not happen&quot;;[.M9]=&quot;Not Allowed&quot;); &quot;Illegal&quot;; IF([.M9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orSvrRes</text:p>
          </table:table-cell>
          <table:table-cell table:style-name="ce8" office:value-type="string">
            <text:p>regChnlRslt</text:p>
          </table:table-cell>
          <table:table-cell table:content-validation-name="val1" office:value-type="string">
            <text:p>Should not happen</text:p>
          </table:table-cell>
          <table:table-cell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content-validation-name="val1" office:value-type="string">
            <text:p>Should not happen</text:p>
          </table:table-cell>
          <table:table-cell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0]=&quot;Should not happen&quot;;[.G10]=&quot;Not Allowed&quot;); &quot;Illegal&quot;; IF([.G10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0]=&quot;Should not happen&quot;;[.K10]=&quot;Not Allowed&quot;); &quot;Illegal&quot;; IF([.K10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0]=&quot;Should not happen&quot;;[.M10]=&quot;Not Allowed&quot;); &quot;Illegal&quot;; IF([.M10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orSvrRes</text:p>
          </table:table-cell>
          <table:table-cell table:style-name="ce9" office:value-type="string">
            <text:p>regSeshRslt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Could Happen</text:p>
          </table:table-cell>
          <table:table-cell table:style-name="ce16" table:formula="of:=IF(OR([.M11]=&quot;Should not happen&quot;;[.M11]=&quot;Not Allowed&quot;); &quot;Illegal&quot;; IF([.M11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Discned</text:p>
          </table:table-cell>
          <table:table-cell table:content-validation-name="val1" office:value-type="string">
            <text:p>Should not happen</text:p>
          </table:table-cell>
          <table:table-cell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2]=&quot;Should Not HF26appen&quot;;[.E12]=&quot;Not Allowed&quot;); &quot;Illegal&quot;; IF([.E12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2]=&quot;Should not happen&quot;;[.G12]=&quot;Not Allowed&quot;); &quot;Illegal&quot;; IF([.G12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2]=&quot;Should not happen&quot;;[.K12]=&quot;Not Allowed&quot;); &quot;Illegal&quot;; IF([.K12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2]=&quot;Should not happen&quot;;[.M12]=&quot;Not Allowed&quot;); &quot;Illegal&quot;; IF([.M12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10" office:value-type="string">
            <text:p>audJoinedChnl</text:p>
          </table:table-cell>
          <table:table-cell table:content-validation-name="val1" office:value-type="string">
            <text:p>Should not happen</text:p>
          </table:table-cell>
          <table:table-cell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3]=&quot;Should not happen&quot;;[.G13]=&quot;Not Allowed&quot;); &quot;Illegal&quot;; IF([.G13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3]=&quot;Should not happen&quot;;[.K13]=&quot;Not Allowed&quot;); &quot;Illegal&quot;; IF([.K13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3]=&quot;Should not happen&quot;;[.M13]=&quot;Not Allowed&quot;); &quot;Illegal&quot;; IF([.M13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JoinedSesh</text:p>
          </table:table-cell>
          <table:table-cell table:content-validation-name="val1" office:value-type="string">
            <text:p>Should not happen</text:p>
          </table:table-cell>
          <table:table-cell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4]=&quot;Should Not Happen&quot;;[.E14]=&quot;Not Allowed&quot;); &quot;Illegal&quot;; IF([.E14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4]=&quot;Should not happen&quot;;[.G14]=&quot;Not Allowed&quot;); &quot;Illegal&quot;; IF([.G14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4]=&quot;Should not happen&quot;;[.K14]=&quot;Not Allowed&quot;); &quot;Illegal&quot;; IF([.K14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4]=&quot;Should not happen&quot;;[.M14]=&quot;Not Allowed&quot;); &quot;Illegal&quot;; IF([.M14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LftChnl</text:p>
          </table:table-cell>
          <table:table-cell table:content-validation-name="val1" office:value-type="string">
            <text:p>Should not happen</text:p>
          </table:table-cell>
          <table:table-cell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5]=&quot;Should not happen&quot;;[.G15]=&quot;Not Allowed&quot;); &quot;Illegal&quot;; IF([.G15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5]=&quot;Should not happen&quot;;[.K15]=&quot;Not Allowed&quot;); &quot;Illegal&quot;; IF([.K15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5]=&quot;Should not happen&quot;;[.M15]=&quot;Not Allowed&quot;); &quot;Illegal&quot;; IF([.M15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LftSesh</text:p>
          </table:table-cell>
          <table:table-cell table:content-validation-name="val1" office:value-type="string">
            <text:p>Should not happen</text:p>
          </table:table-cell>
          <table:table-cell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Barely Happen</text:p>
          </table:table-cell>
          <table:table-cell table:formula="of:=IF(OR([.E16]=&quot;Should Not Happen&quot;;[.E16]=&quot;Not Allowed&quot;); &quot;Illegal&quot;; IF([.E16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formula="of:=IF(OR([.G16]=&quot;Should not happen&quot;;[.G16]=&quot;Not Allowed&quot;); &quot;Illegal&quot;; IF([.G16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6]=&quot;Should not happen&quot;;[.K16]=&quot;Not Allowed&quot;); &quot;Illegal&quot;; IF([.K16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6]=&quot;Should not happen&quot;;[.M16]=&quot;Not Allowed&quot;); &quot;Illegal&quot;; IF([.M16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PrestrSeshIntfFromSvrNtfy</text:p>
          </table:table-cell>
          <table:table-cell table:style-name="ce8" office:value-type="string">
            <text:p>audRjctedChnl</text:p>
          </table:table-cell>
          <table:table-cell table:content-validation-name="val1" office:value-type="string">
            <text:p>Should not happen</text:p>
          </table:table-cell>
          <table:table-cell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Normal</text:p>
          </table:table-cell>
          <table:table-cell table:formula="of:=IF(OR([.G17]=&quot;Should not happen&quot;;[.G17]=&quot;Not Allowed&quot;); &quot;Illegal&quot;; IF([.G17]=&quot;Could Happen&quot;; &quot;Ignore&quot;; &quot;&quot;))">
            <text:p/>
          </table:table-cell>
          <table:table-cell table:content-validation-name="val1" office:value-type="string">
            <text:p>Could Happen</text:p>
          </table:table-cell>
          <table:table-cell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K17]=&quot;Should not happen&quot;;[.K17]=&quot;Not Allowed&quot;); &quot;Illegal&quot;; IF([.K17]=&quot;Could Happen&quot;; &quot;Ignore&quot;; &quot;&quot;))" office:value-type="string" office:string-value="Ignore">
            <text:p>Ignore</text:p>
          </table:table-cell>
          <table:table-cell table:content-validation-name="val1" office:value-type="string">
            <text:p>Could Happen</text:p>
          </table:table-cell>
          <table:table-cell table:formula="of:=IF(OR([.M17]=&quot;Should not happen&quot;;[.M17]=&quot;Not Allowed&quot;); &quot;Illegal&quot;; IF([.M17]=&quot;Could Happen&quot;; &quot;Ignore&quot;; &quot;&quot;))" office:value-type="string" office:string-value="Ignore">
            <text:p>Ignore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PrestrSeshIntfFromSvrNtfy</text:p>
          </table:table-cell>
          <table:table-cell table:style-name="ce9" office:value-type="string">
            <text:p>discned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C18]=&quot;Should not happen&quot;;[.C18]=&quot;Not Allowed&quot;); &quot;Illegal&quot;; IF([.C1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E18]=&quot;Should not happen&quot;;[.E18]=&quot;Not Allowed&quot;); &quot;Illegal&quot;; IF([.E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G18]=&quot;Should not happen&quot;;[.G18]=&quot;Not Allowed&quot;); &quot;Illegal&quot;; IF([.G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I18]=&quot;Should not happen&quot;;[.I18]=&quot;Not Allowed&quot;); &quot;Illegal&quot;; IF([.I18]=&quot;Could Happen&quot;; &quot;Ignore&quot;; &quot;&quot;))">
            <text:p/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K18]=&quot;Should not happen&quot;;[.K18]=&quot;Not Allowed&quot;); &quot;Illegal&quot;; IF([.K18]=&quot;Could Happen&quot;; &quot;Ignore&quot;; &quot;&quot;))">
            <text:p/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1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nel" table:style-name="ta1">
        <table:table-column table:style-name="co8" table:default-cell-style-name="ce23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2" office:value-type="string" table:number-columns-spanned="2" table:number-rows-spanned="1">
            <text:p>reging</text:p>
          </table:table-cell>
          <table:covered-table-cell table:style-name="ce17"/>
          <table:table-cell table:style-name="ce12" office:value-type="string" table:number-columns-spanned="2" table:number-rows-spanned="1">
            <text:p>reged</text:p>
          </table:table-cell>
          <table:covered-table-cell table:style-name="ce17"/>
          <table:table-cell table:style-name="ce12" office:value-type="string" table:number-columns-spanned="2" table:number-rows-spanned="1">
            <text:p>clsing</text:p>
          </table:table-cell>
          <table:covered-table-cell table:style-name="ce17"/>
          <table:table-cell table:style-name="ce12" office:value-type="string" table:number-columns-spanned="2" table:number-rows-spanned="1">
            <text:p>clsed</text:p>
          </table:table-cell>
          <table:covered-table-cell table:style-name="ce17"/>
          <table:table-cell table:style-name="ce12" office:value-type="string" table:number-columns-spanned="2" table:number-rows-spanned="1">
            <text:p>discned</text:p>
          </table:table-cell>
          <table:covered-table-cell table:style-name="ce17"/>
          <table:table-cell/>
        </table:table-row>
        <table:table-row table:style-name="ro3">
          <table:covered-table-cell table:style-name="ce1"/>
          <table:covered-table-cell table:style-name="ce7"/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/>
        </table:table-row>
        <table:table-row table:style-name="ro3">
          <table:table-cell table:style-name="ce2" office:value-type="string">
            <text:p>PrestrChnlIntfFromChnlView </text:p>
          </table:table-cell>
          <table:table-cell table:style-name="ce8" office:value-type="string">
            <text:p>clsChn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office:value-type="string">
            <text:p>C</text:p>
          </table:table-cell>
        </table:table-row>
        <table:table-row table:style-name="ro3">
          <table:table-cell table:style-name="ce3" office:value-type="string">
            <text:p>PrestrChnlIntfFromChnlView </text:p>
          </table:table-cell>
          <table:table-cell table:style-name="ce9" office:value-type="string">
            <text:p>sendChnlCmd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Allowed</text:p>
          </table:table-cell>
          <table:table-cell table:style-name="ce16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t Allowed</text:p>
          </table:table-cell>
          <table:table-cell table:style-name="ce16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office:value-type="string">
            <text:p>X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audJoinedChnl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5]=&quot;Should Not Happen&quot;;[.E5]=&quot;Not Allowed&quot;); &quot;Illegal&quot;; IF([.E5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5]=&quot;Should not happen&quot;;[.G5]=&quot;Not Allowed&quot;); &quot;Illegal&quot;; IF([.G5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5]=&quot;Should not happen&quot;;[.I5]=&quot;Not Allowed&quot;); &quot;Illegal&quot;; IF([.I5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5]=&quot;Should not happen&quot;;[.K5]=&quot;Not Allowed&quot;); &quot;Illegal&quot;; IF([.K5]=&quot;Could Happen&quot;; &quot;Ignore&quot;; &quot;&quot;))" office:value-type="string" office:string-value="Ignore">
            <text:p>Ignore</text:p>
          </table:table-cell>
          <table:table-cell office:value-type="string">
            <text:p>X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audRjctedChnl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6]=&quot;Should not happen&quot;;[.C6]=&quot;Not Allowed&quot;); &quot;Illegal&quot;; IF([.C6]=&quot;Could Happen&quot;; &quot;Ignore&quot;; &quot;&quot;))">
            <text:p/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6]=&quot;Should Not Happen&quot;;[.E6]=&quot;Not Allowed&quot;); &quot;Illegal&quot;; IF([.E6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6]=&quot;Should not happen&quot;;[.G6]=&quot;Not Allowed&quot;); &quot;Illegal&quot;; IF([.G6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6]=&quot;Should not happen&quot;;[.I6]=&quot;Not Allowed&quot;); &quot;Illegal&quot;; IF([.I6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6]=&quot;Should not happen&quot;;[.K6]=&quot;Not Allowed&quot;); &quot;Illegal&quot;; IF([.K6]=&quot;Could Happen&quot;; &quot;Ignore&quot;; &quot;&quot;))" office:value-type="string" office:string-value="Ignore">
            <text:p>Ignore</text:p>
          </table:table-cell>
          <table:table-cell office:value-type="string">
            <text:p>X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audLftChnl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7]=&quot;Should not happen&quot;;[.C7]=&quot;Not Allowed&quot;); &quot;Illegal&quot;; IF([.C7]=&quot;Could Happen&quot;; &quot;Ignore&quot;; &quot;&quot;))">
            <text:p/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7]=&quot;Should not happen&quot;;[.G7]=&quot;Not Allowed&quot;); &quot;Illegal&quot;; IF([.G7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7]=&quot;Should not happen&quot;;[.I7]=&quot;Not Allowed&quot;); &quot;Illegal&quot;; IF([.I7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7]=&quot;Should not happen&quot;;[.K7]=&quot;Not Allowed&quot;); &quot;Illegal&quot;; IF([.K7]=&quot;Could Happen&quot;; &quot;Ignore&quot;; &quot;&quot;))" office:value-type="string" office:string-value="Ignore">
            <text:p>Ignore</text:p>
          </table:table-cell>
          <table:table-cell office:value-type="string">
            <text:p>X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audDiscned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8]=&quot;Should not happen&quot;;[.C8]=&quot;Not Allowed&quot;); &quot;Illegal&quot;; IF([.C8]=&quot;Could Happen&quot;; &quot;Ignore&quot;; &quot;&quot;))">
            <text:p/>
          </table:table-cell>
          <table:table-cell table:style-name="ce20" table:content-validation-name="val1" office:value-type="string">
            <text:p>Allowed</text:p>
          </table:table-cell>
          <table:table-cell table:style-name="ce14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8]=&quot;Should not happen&quot;;[.G8]=&quot;Not Allowed&quot;); &quot;Illegal&quot;; IF([.G8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8]=&quot;Should not happen&quot;;[.I8]=&quot;Not Allowed&quot;); &quot;Illegal&quot;; IF([.I8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8]=&quot;Should not happen&quot;;[.K8]=&quot;Not Allowed&quot;); &quot;Illegal&quot;; IF([.K8]=&quot;Could Happen&quot;; &quot;Ignore&quot;; &quot;&quot;))" office:value-type="string" office:string-value="Ignore">
            <text:p>Ignore</text:p>
          </table:table-cell>
          <table:table-cell office:value-type="string">
            <text:p>X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chnlClsed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4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rmal</text:p>
          </table:table-cell>
          <table:table-cell table:style-name="ce14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I9]=&quot;Should Not Happen&quot;;[.I9]=&quot;Not Allowed&quot;); &quot;Illegal&quot;; IF([.I9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9]=&quot;Should not happen&quot;;[.K9]=&quot;Not Allowed&quot;); &quot;Illegal&quot;; IF([.K9]=&quot;Could Happen&quot;; &quot;Ignore&quot;; &quot;&quot;))" office:value-type="string" office:string-value="Ignore">
            <text:p>Ignore</text:p>
          </table:table-cell>
          <table:table-cell office:value-type="string">
            <text:p>X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chnlReged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10]=&quot;Should Not Happen&quot;;[.C10]=&quot;Not Allowed&quot;); &quot;Illegal&quot;; IF([.C10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4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G10]=&quot;Should Not Happen&quot;;[.G10]=&quot;Not Allowed&quot;); &quot;Illegal&quot;; IF([.G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I10]=&quot;Should Not Happen&quot;;[.I10]=&quot;Not Allowed&quot;); &quot;Illegal&quot;; IF([.I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10]=&quot;Should not happen&quot;;[.K10]=&quot;Not Allowed&quot;); &quot;Illegal&quot;; IF([.K10]=&quot;Could Happen&quot;; &quot;Ignore&quot;; &quot;&quot;))" office:value-type="string" office:string-value="Ignore">
            <text:p>Ignore</text:p>
          </table:table-cell>
          <table:table-cell office:value-type="string">
            <text:p>X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discnded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11]=&quot;Should Not Happen&quot;;[.C11]=&quot;Not Allowed&quot;); &quot;Illegal&quot;; IF([.C11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I11]=&quot;Should Not Happen&quot;;[.I11]=&quot;Not Allowed&quot;); &quot;Illegal&quot;; IF([.I11]=&quot;Could Happen&quot;; &quot;Ignore&quot;; &quot;&quot;))">
            <text:p/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office:value-type="string">
            <text:p>X</text:p>
          </table:table-cell>
        </table:table-row>
        <table:table-row table:style-name="ro3">
          <table:table-cell table:style-name="ce21" office:value-type="string">
            <text:p>PrestrChnlNotfyIntf</text:p>
          </table:table-cell>
          <table:table-cell table:style-name="ce24" office:value-type="string">
            <text:p>seshClsing</text:p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C12]=&quot;Should Not Happen&quot;;[.C12]=&quot;Not Allowed&quot;); &quot;Illegal&quot;; IF([.C12]=&quot;Could Happen&quot;; &quot;Ignore&quot;; &quot;&quot;))">
            <text:p/>
          </table:table-cell>
          <table:table-cell table:style-name="ce20" table:content-validation-name="val1" office:value-type="string">
            <text:p>Normal</text:p>
          </table:table-cell>
          <table:table-cell table:style-name="ce14" table:formula="of:=IF(OR([.E12]=&quot;Should Not Happen&quot;;[.E12]=&quot;Not Allowed&quot;); &quot;Illegal&quot;; IF([.E12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12]=&quot;Should Not Happen&quot;;[.G12]=&quot;Not Allowed&quot;); &quot;Illegal&quot;; IF([.G12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12]=&quot;Should not happen&quot;;[.K12]=&quot;Not Allowed&quot;); &quot;Illegal&quot;; IF([.K12]=&quot;Could Happen&quot;; &quot;Ignore&quot;; &quot;&quot;))" office:value-type="string" office:string-value="Ignore">
            <text:p>Ignore</text:p>
          </table:table-cell>
          <table:table-cell/>
        </table:table-row>
        <table:table-row table:style-name="ro3">
          <table:table-cell table:style-name="ce22" office:value-type="string">
            <text:p>PrestrChnlNotfyIntf</text:p>
          </table:table-cell>
          <table:table-cell table:style-name="ce25" office:value-type="string">
            <text:p>clsChnlFailed</text:p>
          </table:table-cell>
          <table:table-cell table:style-name="ce15" table:content-validation-name="val1" office:value-type="string">
            <text:p>Normal</text:p>
          </table:table-cell>
          <table:table-cell table:style-name="ce16" table:formula="of:=IF(OR([.C13]=&quot;Should Not Happen&quot;;[.C13]=&quot;Not Allowed&quot;); &quot;Illegal&quot;; IF([.C13]=&quot;Could Happen&quot;; &quot;Ignore&quot;; &quot;&quot;))">
            <text:p/>
          </table:table-cell>
          <table:table-cell table:style-name="ce26" table:content-validation-name="val1" office:value-type="string">
            <text:p>Should Not Happen</text:p>
          </table:table-cell>
          <table:table-cell table:style-name="ce16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G13]=&quot;Should Not Happen&quot;;[.G13]=&quot;Not Allowed&quot;); &quot;Illegal&quot;; IF([.G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Should Not Happen</text:p>
          </table:table-cell>
          <table:table-cell table:style-name="ce16" table:formula="of:=IF(OR([.I13]=&quot;Should Not Happen&quot;;[.I13]=&quot;Not Allowed&quot;); &quot;Illegal&quot;; IF([.I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Could Happen</text:p>
          </table:table-cell>
          <table:table-cell table:style-name="ce16" table:formula="of:=IF(OR([.K13]=&quot;Should not happen&quot;;[.K13]=&quot;Not Allowed&quot;); &quot;Illegal&quot;; IF([.K13]=&quot;Could Happen&quot;; &quot;Ignore&quot;; &quot;&quot;))" office:value-type="string" office:string-value="Ignore">
            <text:p>Ignore</text:p>
          </table:table-cell>
          <table:table-cell office:value-type="string">
            <text:p>X</text:p>
          </table:table-cell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2T04:26:07.18</dc:date>
    <meta:editing-duration>PT4H8M23S</meta:editing-duration>
    <meta:editing-cycles>14</meta:editing-cycles>
    <meta:generator>LibreOffice/4.0.0.3$Windows_x86 LibreOffice_project/7545bee9c2a0782548772a21bc84a9dcc583b89</meta:generator>
    <meta:document-statistic meta:table-count="2" meta:cell-count="414" meta:object-count="0"/>
  </office:meta>
</office:document-meta>
</file>